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b975" officeooo:paragraph-rsid="0008b97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8b975" officeooo:paragraph-rsid="0008b97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b975" officeooo:paragraph-rsid="000927b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ae25d" officeooo:paragraph-rsid="000ae25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b807b" officeooo:paragraph-rsid="000b807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d1c6e" officeooo:paragraph-rsid="000d1c6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d20db" officeooo:paragraph-rsid="000d20d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e704b" officeooo:paragraph-rsid="000e704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ea9bc" officeooo:paragraph-rsid="000ea9bc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006ad" officeooo:paragraph-rsid="001006a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06d28" officeooo:paragraph-rsid="00106d2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08e8f" officeooo:paragraph-rsid="00108e8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1ee7c" officeooo:paragraph-rsid="0011ee7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a9bc" officeooo:paragraph-rsid="000ea9b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08b975" officeooo:paragraph-rsid="0008b975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08e8f" officeooo:paragraph-rsid="00108e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0ea9bc" officeooo:paragraph-rsid="000ea9b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4pt" fo:font-weight="bold" officeooo:rsid="0008b975" officeooo:paragraph-rsid="0008b97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4pt" fo:font-weight="bold" officeooo:rsid="000927b6" officeooo:paragraph-rsid="000927b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4pt" fo:font-weight="bold" officeooo:rsid="000927b6" officeooo:paragraph-rsid="000ea9bc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27b6" style:font-weight-asian="normal" style:font-weight-complex="normal"/>
    </style:style>
    <style:style style:name="T3" style:family="text">
      <style:text-properties fo:font-weight="normal" officeooo:rsid="000d15a2" style:font-weight-asian="normal" style:font-weight-complex="normal"/>
    </style:style>
    <style:style style:name="T4" style:family="text">
      <style:text-properties fo:font-weight="normal" officeooo:rsid="000ea9bc" style:font-weight-asian="normal" style:font-weight-complex="normal"/>
    </style:style>
    <style:style style:name="T5" style:family="text">
      <style:text-properties fo:font-weight="normal" officeooo:rsid="00106d28" style:font-weight-asian="normal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927b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ea9bc" style:font-size-asian="10.5pt" style:font-weight-asian="normal" style:font-size-complex="12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12703e"/>
    </style:style>
    <style:style style:name="T12" style:family="text">
      <style:text-properties officeooo:rsid="001351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&amp; configure sarg ?</text:p>
      <text:p text:style-name="P2"/>
      <text:p text:style-name="P15">Step :1 Installed required package </text:p>
      <text:p text:style-name="P15"/>
      <text:p text:style-name="P15"><text:s/><text:span text:style-name="T7"><text:s/>First we need to install the required package for sarg squid analysis report generator.</text:span></text:p>
      <text:p text:style-name="P15"><text:span text:style-name="T7"><text:s/></text:span></text:p>
      <text:p text:style-name="P15"><text:span text:style-name="T7"><text:s/>#yum install gcc gd gd-devel make perl-GD wget </text:span></text:p>
      <text:p text:style-name="P15"><text:span text:style-name="T7"/></text:p>
      <text:p text:style-name="P15">Step :2 Install Sarg</text:p>
      <text:p text:style-name="P15"><text:span text:style-name="T6"/></text:p>
      <text:p text:style-name="P18"><text:span text:style-name="T6"><text:s text:c="3"/></text:span><text:span text:style-name="T8">S</text:span><text:span text:style-name="T7">arg package can be easily </text:span><text:span text:style-name="T8">install from the default repositories using yum package manager</text:span></text:p>
      <text:p text:style-name="P18"><text:span text:style-name="T8"/></text:p>
      <text:p text:style-name="P20"><text:span text:style-name="T7">#yum install sarg</text:span></text:p>
      <text:p text:style-name="P20"><text:span text:style-name="T7"><text:s/></text:span></text:p>
      <text:p text:style-name="P20"><text:span text:style-name="T7"><text:s/></text:span><text:span text:style-name="T9">The default epel repository provide the sarg package.</text:span></text:p>
      <text:p text:style-name="P19"><text:span text:style-name="T7"/></text:p>
      <text:p text:style-name="P19">Step :3 Configuration of <text:span text:style-name="T12">S</text:span>arg</text:p>
      <text:p text:style-name="P2"><text:s text:c="2"/></text:p>
      <text:p text:style-name="P3"><text:s text:c="2"/><text:span text:style-name="T2">Now we need to edit sarg configuration file. Open the sarg main conf file with your editor.</text:span></text:p>
      <text:p text:style-name="P3"><text:span text:style-name="T2"/></text:p>
      <text:p text:style-name="P4"><text:span text:style-name="T2">#</text:span><text:span text:style-name="T1">vim /etc/sarg/sarg.conf</text:span></text:p>
      <text:p text:style-name="P4"><text:span text:style-name="T1"/></text:p>
      <text:p text:style-name="P5"><text:span text:style-name="T1">Uncomment and add the original path of your squid.log file.</text:span></text:p>
      <text:p text:style-name="P5"><text:span text:style-name="T1"/></text:p>
      <text:p text:style-name="P5"><text:span text:style-name="T1">“ access_log <text:s/>/</text:span><text:span text:style-name="T3">var/log/squid/access/log ”</text:span></text:p>
      <text:p text:style-name="P5"><text:span text:style-name="T3"/></text:p>
      <text:p text:style-name="P6"><text:span text:style-name="T3">N</text:span><text:span text:style-name="T1">ext, output directory path to save the generate squid report in that directory.</text:span></text:p>
      <text:p text:style-name="P6"><text:span text:style-name="T1"/></text:p>
      <text:p text:style-name="P6"><text:span text:style-name="T1">“ output_dir /var/www/sarg/ ”</text:span></text:p>
      <text:p text:style-name="P6"><text:span text:style-name="T1"/></text:p>
      <text:p text:style-name="P6"><text:span text:style-name="T1">Set the data formate for sarg report</text:span></text:p>
      <text:p text:style-name="P6"><text:span text:style-name="T1"/></text:p>
      <text:p text:style-name="P6"><text:span text:style-name="T1">“ date_format e “</text:span></text:p>
      <text:p text:style-name="P4"><text:span text:style-name="T1"/></text:p>
      <text:p text:style-name="P7"><text:span text:style-name="T1">Use userid instead IP address in reports</text:span></text:p>
      <text:p text:style-name="P7"><text:span text:style-name="T1"/></text:p>
      <text:p text:style-name="P7"><text:span text:style-name="T1">“ user_ip yes “</text:span></text:p>
      <text:p text:style-name="P7"><text:span text:style-name="T1"/></text:p>
      <text:p text:style-name="P8"><text:span text:style-name="T1">set the users exclude file from reports</text:span></text:p>
      <text:p text:style-name="P8"><text:span text:style-name="T1"/></text:p>
      <text:p text:style-name="P8"><text:span text:style-name="T1">“exclude_users /etc/sarg/exclude.users “ </text:span></text:p>
      <text:p text:style-name="P8"><text:span text:style-name="T1"/></text:p>
      <text:p text:style-name="P9"><text:span text:style-name="T1">uncomment and set the overwrite report to yes</text:span></text:p>
      <text:p text:style-name="P9"><text:span text:style-name="T1"/></text:p>
      <text:p text:style-name="P8"><text:span text:style-name="T1">“ </text:span><text:span text:style-name="T4">overwrite_report yes”</text:span></text:p>
      <text:p text:style-name="P8"><text:span text:style-name="T1"/></text:p>
      <text:p text:style-name="P8"><text:span text:style-name="T1">That’s it save and close file.</text:span></text:p>
      <text:p text:style-name="P8"><text:soft-page-break/><text:span text:style-name="T1"/></text:p>
      <text:p text:style-name="P8"><text:span text:style-name="T1"/></text:p>
      <text:p text:style-name="P17">Step :4 Generating the <text:span text:style-name="T11">S</text:span>arg <text:span text:style-name="T11">R</text:span>eport</text:p>
      <text:p text:style-name="P9"/>
      <text:p text:style-name="P9"><text:s text:c="2"/><text:span text:style-name="T1">Once completed a sarg configuration file, To run the following command to generate the sarg squid analysis report.</text:span></text:p>
      <text:p text:style-name="P9"><text:span text:style-name="T1"/></text:p>
      <text:p text:style-name="P9"><text:span text:style-name="T1">#sarg -x</text:span></text:p>
      <text:p text:style-name="P9"><text:span text:style-name="T1"/></text:p>
      <text:p text:style-name="P17">Output</text:p>
      <text:p text:style-name="P9"/>
      <text:p text:style-name="P14">SARG: Init</text:p>
      <text:p text:style-name="P14">SARG: Loading configuration from /etc/sarg/sarg.conf</text:p>
      <text:p text:style-name="P14">SARG: Loading exclude file from: /etc/sarg/exclude.users</text:p>
      <text:p text:style-name="P14">SARG: Parameters:</text:p>
      <text:p text:style-name="P14">SARG: <text:s text:c="10"/>Hostname or IP address (-a) = </text:p>
      <text:p text:style-name="P14">SARG: <text:s text:c="19"/>Useragent log (-b) = </text:p>
      <text:p text:style-name="P14">SARG: <text:s text:c="20"/>Exclude file (-c) = </text:p>
      <text:p text:style-name="P14">SARG: <text:s text:c="17"/>Date from-until (-d) = </text:p>
      <text:p text:style-name="P14">SARG: <text:s text:c="3"/>Email address to send reports (-e) = </text:p>
      <text:p text:style-name="P14">SARG: <text:s text:c="21"/>Config file (-f) = /etc/sarg/sarg.conf</text:p>
      <text:p text:style-name="P14">SARG: <text:s text:c="21"/>Date format (-g) = Europe (dd/mm/yyyy)</text:p>
      <text:p text:style-name="P14">SARG: <text:s text:c="23"/>IP report (-i) = No</text:p>
      <text:p text:style-name="P14">SARG: <text:s text:c="23"/>Input log (-l) = /var/log/squid/access.log</text:p>
      <text:p text:style-name="P14">SARG: <text:s text:c="14"/>Resolve IP Address (-n) = Yes</text:p>
      <text:p text:style-name="P14">SARG: <text:s text:c="22"/>Output dir (-o) = /var/www/sarg/ONE-SHOT/</text:p>
      <text:p text:style-name="P14">SARG: Use Ip Address instead of userid (-p) = No</text:p>
      <text:p text:style-name="P14">SARG: <text:s text:c="19"/>Accessed site (-s) = </text:p>
      <text:p text:style-name="P14">SARG: <text:s text:c="28"/>Time (-t) = </text:p>
      <text:p text:style-name="P14">SARG: <text:s text:c="28"/>User (-u) = </text:p>
      <text:p text:style-name="P14">SARG: <text:s text:c="19"/>Temporary dir (-w) = /tmp/sarg</text:p>
      <text:p text:style-name="P14">SARG: <text:s text:c="18"/>Debug messages (-x) = Yes</text:p>
      <text:p text:style-name="P14">SARG: <text:s text:c="16"/>Process messages (-z) = No</text:p>
      <text:p text:style-name="P14">SARG: </text:p>
      <text:p text:style-name="P14">SARG: sarg version: 2.3.1 Sep-18-2010</text:p>
      <text:p text:style-name="P14">SARG: Reading access log file: /var/log/squid/access.log</text:p>
      <text:p text:style-name="P14">SARG: Records in file: 132877, reading: 100.00%</text:p>
      <text:p text:style-name="P14">SARG: <text:s text:c="3"/>Records read: 132883, written: 132417, excluded: 466</text:p>
      <text:p text:style-name="P14">SARG: Squid log format</text:p>
      <text:p text:style-name="P14">SARG: Period: 06 Nov 2017</text:p>
      <text:p text:style-name="P14">SARG: pre-sorting files</text:p>
      <text:p text:style-name="P10"><text:span text:style-name="T1">SARG: File /var/www/sarg/ONE-SHOT/06Nov2017-06Nov2017 already exists, moved to /var/www/sarg/ONE-SHOT/06Nov2017-06Nov2017.3</text:span></text:p>
      <text:p text:style-name="P10"><text:span text:style-name="T1">SARG: Making file: /tmp/sarg/192_168_2_3</text:span></text:p>
      <text:p text:style-name="P10"><text:span text:style-name="T1">SARG: Making file: /tmp/sarg/192_168_2_19</text:span></text:p>
      <text:p text:style-name="P10"><text:span text:style-name="T1">SARG: Making file: /tmp/sarg/192_168_2_160</text:span></text:p>
      <text:p text:style-name="P12"><text:span text:style-name="T1">SARG: Making report: 192.168.2.64</text:span></text:p>
      <text:p text:style-name="P12"><text:span text:style-name="T1">SARG: Making index.html</text:span></text:p>
      <text:p text:style-name="P12"><text:soft-page-break/><text:span text:style-name="T1">SARG: Purging temporary file sarg-general</text:span></text:p>
      <text:p text:style-name="P12"><text:span text:style-name="T1">SARG: End</text:span></text:p>
      <text:p text:style-name="P11"><text:span text:style-name="T10">Step :5 Access the Sarg Report</text:span> </text:p>
      <text:p text:style-name="P4"><text:span text:style-name="T1"/></text:p>
      <text:p text:style-name="P4"><text:span text:style-name="T1"><text:s/></text:span><text:span text:style-name="T5">The generated report placed under the localhost root directory /var/www/sarg/index.html or /var/www/html/sarg/index.html <text:s/>that can accessed by following address</text:span></text:p>
      <text:p text:style-name="P4"><text:span text:style-name="T5"/></text:p>
      <text:p text:style-name="P11"><text:a xlink:type="simple" xlink:href="http://www.sarg.local/" text:style-name="Internet_20_link" text:visited-style-name="Visited_20_Internet_20_Link"><text:span text:style-name="T1">http://www.sarg.local</text:span></text:a><text:span text:style-name="T1"> </text:span></text:p>
      <text:p text:style-name="P11"><text:span text:style-name="T1"/></text:p>
      <text:p text:style-name="P11"><text:span text:style-name="T1">or </text:span></text:p>
      <text:p text:style-name="P11"><text:span text:style-name="T1"/></text:p>
      <text:p text:style-name="P11"><text:a xlink:type="simple" xlink:href="https://www.sarg.local/" text:style-name="Internet_20_link" text:visited-style-name="Visited_20_Internet_20_Link"><text:span text:style-name="T1">https://www.sarg.local</text:span></text:a></text:p>
      <text:p text:style-name="P11"><text:span text:style-name="T1"/></text:p>
      <text:p text:style-name="P16">Step :6 Automatic Generating Sarg Report</text:p>
      <text:p text:style-name="P12"/>
      <text:p text:style-name="P12"><text:s text:c="2"/><text:span text:style-name="T1">To automatic generating the sarg report to given the time by using cron job.</text:span></text:p>
      <text:p text:style-name="P12"><text:span text:style-name="T1"/></text:p>
      <text:p text:style-name="P12"><text:span text:style-name="T1">Example </text:span></text:p>
      <text:p text:style-name="P12"><text:span text:style-name="T1"/></text:p>
      <text:p text:style-name="P12"><text:span text:style-name="T1">#crontab -e </text:span></text:p>
      <text:p text:style-name="P12"><text:span text:style-name="T1"/></text:p>
      <text:p text:style-name="P12"><text:span text:style-name="T1">add the following line at the end of the file </text:span></text:p>
      <text:p text:style-name="P12"><text:span text:style-name="T1"/></text:p>
      <text:p text:style-name="P13"><text:span text:style-name="T1">00 10 * * * /usr/local/bin/sarg -x</text:span></text:p>
      <text:p text:style-name="P13"><text:span text:style-name="T1"/></text:p>
      <text:p text:style-name="P13"><text:span text:style-name="T1">save and close it.</text:span></text:p>
      <text:p text:style-name="P13"><text:span text:style-name="T1"/></text:p>
      <text:p text:style-name="P13"><text:span text:style-name="T1">The above cronjob will generate the report everyday at 10’o clock.</text:span></text:p>
      <text:p text:style-name="P13"><text:span text:style-name="T1"/></text:p>
      <text:p text:style-name="P13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1-06T15:11:34.244398880</meta:creation-date>
    <dc:date>2017-11-06T17:12:28.111263199</dc:date>
    <dc:creator>softsolutions4u </dc:creator>
    <meta:editing-duration>PT2H52S</meta:editing-duration>
    <meta:editing-cycles>15</meta:editing-cycles>
    <meta:generator>LibreOffice/4.3.7.2$Linux_x86 LibreOffice_project/430$Build-2</meta:generator>
    <meta:document-statistic meta:table-count="0" meta:image-count="0" meta:object-count="0" meta:page-count="3" meta:paragraph-count="82" meta:word-count="473" meta:character-count="3438" meta:non-whitespace-character-count="2682"/>
  </office:meta>
</office:document-meta>
</file>